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2">
          <table:table-cell/>
          <table:table-cell office:value-type="string">
            <text:p>psyntax.pp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Mosh</text:p>
          </table:table-cell>
          <table:table-cell office:value-type="float" office:value="14.5">
            <text:p>14.5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Gauche</text:p>
          </table:table-cell>
          <table:table-cell table:number-columns-repeated="16" office:value-type="float" office:value="0.4">
            <text:p>0.4</text:p>
          </table:table-cell>
        </table:table-row>
        <table:table-row table:style-name="ro1">
          <table:table-cell/>
          <table:table-cell>
            <draw:frame table:end-cell-address="表1.J41" table:end-x="1.542cm" table:end-y="0.36cm" draw:z-index="0" draw:style-name="gr1" svg:width="19.607cm" svg:height="14.857cm" svg:x="0cm" svg:y="0.388cm">
              <draw:object draw:notify-on-update-of-ranges="表1.C3:表1.AG3 表1.B4:表1.B4 表1.C4:表1.AG4 表1.B5:表1.B5 表1.C5:表1.AG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</table:table-row>
      </table:table>
      <table:table table:name="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3">2008/06/13</text:date>, <text:time>15:57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06-13T15:48:27</meta:creation-date>
    <dc:creator>taro</dc:creator>
    <dc:date>2008-06-13T15:57:23</dc:date>
    <meta:editing-cycles>1</meta:editing-cycles>
    <meta:editing-duration>PT8M57S</meta:editing-duration>
    <meta:user-defined meta:name="Info 1"/>
    <meta:user-defined meta:name="Info 2"/>
    <meta:user-defined meta:name="Info 3"/>
    <meta:user-defined meta:name="Info 4"/>
    <meta:document-statistic meta:table-count="3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7.987cm" svg:height="7.018cm" chart:class="chart:line" chart:style-name="ch1">
        <chart:title svg:x="2.908cm" svg:y="0.141cm" chart:style-name="ch2">
          <text:p>psyntax.pp</text:p>
        </chart:title>
        <chart:legend chart:legend-position="end" svg:x="6.147cm" svg:y="3.04cm" chart:style-name="ch3"/>
        <chart:plot-area chart:style-name="ch4" table:cell-range-address="表1.B3:表1.AG5" chart:data-source-has-labels="both" svg:x="0.117cm" svg:y="0.784cm" svg:width="5.871cm" svg:height="5.953cm">
          <chart:axis chart:dimension="x" chart:name="primary-x" chart:style-name="ch5">
            <chart:categories table:cell-range-address="表1.C3:表1.AG3"/>
          </chart:axis>
          <chart:axis chart:dimension="y" chart:name="primary-y" chart:style-name="ch5">
            <chart:title svg:x="0.16cm" svg:y="4.013cm" chart:style-name="ch6">
              <text:p>sec</text:p>
            </chart:title>
            <chart:grid chart:style-name="ch7" chart:class="major"/>
          </chart:axis>
          <chart:series chart:style-name="ch8" chart:values-cell-range-address="表1.C4:表1.AG4" chart:label-cell-address="表1.B4:表1.B4" chart:class="chart:line">
            <chart:data-point chart:repeated="31"/>
          </chart:series>
          <chart:series chart:style-name="ch9" chart:values-cell-range-address="表1.C5:表1.AG5" chart:label-cell-address="表1.B5:表1.B5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4.5">
                <text:p>1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